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3">
      <style:graphic-properties draw:stroke="none" svg:stroke-color="#000000" draw:fill="none" draw:fill-color="#ffffff" draw:textarea-horizontal-align="left" draw:auto-grow-height="true" draw:auto-grow-width="false" fo:min-height="0.857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svg:stroke-width="0.03cm" draw:marker-start-width="0.345cm" draw:marker-end-width="0.345cm" draw:fill="none" loext:fill-use-slide-background="false" draw:textarea-horizontal-align="justify" draw:textarea-vertical-align="middle" draw:auto-grow-height="false" fo:min-height="2cm" fo:min-width="2.3cm" fo:padding-top="0.015cm" fo:padding-bottom="0.015cm" fo:padding-left="0.015cm" fo:padding-right="0.01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Linienspitzen_20_1" draw:marker-end-width="0.3cm" draw:fill="none" draw:textarea-horizontal-align="center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objectwithoutfill">
      <style:graphic-properties svg:stroke-width="0.03cm" draw:marker-start-width="0.345cm" draw:marker-end="Linienspitzen_20_1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8" style:family="graphic" style:parent-style-name="objectwithoutfill">
      <style:graphic-properties svg:stroke-width="0.03cm" svg:stroke-color="#ff000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9" style:family="graphic" style:parent-style-name="objectwithoutfill">
      <style:graphic-properties svg:stroke-width="0.03cm" svg:stroke-color="#00a933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10" style:family="graphic" style:parent-style-name="objectwithoutfill">
      <style:graphic-properties svg:stroke-width="0.05cm" svg:stroke-color="#000000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1" style:family="graphic" style:parent-style-name="objectwithoutfill">
      <style:graphic-properties draw:fill="none" draw:textarea-horizontal-align="center" draw:textarea-vertical-align="middle" loext:decorative="false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13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5.649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style:font-name="Arial" fo:font-size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7.15cm" svg:height="0.857cm" svg:x="21.75cm" svg:y="19.3cm">
          <draw:text-box>
            <text:p text:style-name="P1"><text:span text:style-name="T1">File</text:span><text:span text:style-name="T1"><text:tab/></text:span><text:span text:style-name="T1"><text:file-name text:display="name">20250619a_ad_reference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0.86cm" svg:height="0.556cm" svg:x="5.95cm" svg:y="2.55cm">
          <draw:text-box>
            <text:p><text:span text:style-name="T2">Ui</text:span></text:p>
          </draw:text-box>
        </draw:frame>
        <draw:custom-shape draw:style-name="gr3" draw:text-style-name="P5" draw:layer="layout" svg:width="2.3cm" svg:height="2cm" svg:x="8cm" svg:y="1.3cm">
          <text:p text:style-name="P4">AD</text:p>
          <text:p text:style-name="P4">converter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05cm" svg:y1="2.85cm" svg:x2="8cm" svg:y2="2.85cm">
          <text:p/>
        </draw:line>
        <draw:frame draw:style-name="gr5" draw:text-style-name="P3" draw:layer="layout" svg:width="0.938cm" svg:height="0.556cm" svg:x="5.95cm" svg:y="1.494cm">
          <draw:text-box>
            <text:p><text:span text:style-name="T2">Uref</text:span></text:p>
          </draw:text-box>
        </draw:frame>
        <draw:line draw:style-name="gr4" draw:text-style-name="P6" draw:layer="layout" svg:x1="7.05cm" svg:y1="1.85cm" svg:x2="8cm" svg:y2="1.85cm">
          <text:p/>
        </draw:line>
        <draw:frame draw:style-name="gr6" draw:text-style-name="P4" draw:layer="layout" svg:width="3.387cm" svg:height="1.003cm" svg:x="10.5cm" svg:y="1.8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7" draw:text-style-name="P6" draw:layer="layout" svg:x1="3.525cm" svg:y1="5.6cm" svg:x2="3.525cm" svg:y2="3.3cm">
          <text:p/>
        </draw:line>
        <draw:line draw:style-name="gr7" draw:text-style-name="P6" draw:layer="layout" svg:x1="3.35cm" svg:y1="4.579cm" svg:x2="8.016cm" svg:y2="4.579cm">
          <text:p/>
        </draw:line>
        <draw:frame draw:style-name="gr2" draw:text-style-name="P3" draw:layer="layout" svg:width="0.86cm" svg:height="0.556cm" svg:x="7.8cm" svg:y="4.744cm">
          <draw:text-box>
            <text:p><text:span text:style-name="T2">t</text:span></text:p>
          </draw:text-box>
        </draw:frame>
        <draw:frame draw:style-name="gr2" draw:text-style-name="P3" draw:layer="layout" svg:width="0.86cm" svg:height="0.556cm" svg:x="2.39cm" svg:y="3.25cm">
          <draw:text-box>
            <text:p><text:span text:style-name="T2">Ui</text:span></text:p>
          </draw:text-box>
        </draw:frame>
        <draw:line draw:style-name="gr7" draw:text-style-name="P6" draw:layer="layout" svg:x1="3.525cm" svg:y1="8.508cm" svg:x2="3.525cm" svg:y2="6.208cm">
          <text:p/>
        </draw:line>
        <draw:line draw:style-name="gr7" draw:text-style-name="P6" draw:layer="layout" svg:x1="3.35cm" svg:y1="7.487cm" svg:x2="8.016cm" svg:y2="7.487cm">
          <text:p/>
        </draw:line>
        <draw:frame draw:style-name="gr2" draw:text-style-name="P3" draw:layer="layout" svg:width="0.86cm" svg:height="0.556cm" svg:x="7.8cm" svg:y="7.652cm">
          <draw:text-box>
            <text:p><text:span text:style-name="T2">t</text:span></text:p>
          </draw:text-box>
        </draw:frame>
        <draw:frame draw:style-name="gr5" draw:text-style-name="P3" draw:layer="layout" svg:width="0.938cm" svg:height="0.556cm" svg:x="2.35cm" svg:y="6.05cm">
          <draw:text-box>
            <text:p><text:span text:style-name="T2">Uref</text:span></text:p>
          </draw:text-box>
        </draw:frame>
        <draw:path draw:style-name="gr8" draw:text-style-name="P6" draw:layer="layout" svg:width="4.078cm" svg:height="0.554cm" draw:transform="rotate (0.130899693899575) translate (3.45697291479498cm 6.7317942674426cm)" svg:viewBox="0 0 4079 555" svg:d="M0 0c67-3 127 34 191 42 59 7 111 36 162 65 55 32 122 39 185 52 61 12 111-45 168-33 67 15 129-51 182-4 55 50 117 49 173 90 65 46 129-16 192-36 57-18 114-9 171-11 58-1 115 26 169 50 59 26 126 28 191 36 61 8 123-15 183-14 58 1 114 30 167 66 57 39 136 16 205 16 59 1 117 16 176 35 60 19 124 27 187 35 56 7 105 45 165 38 71-8 144-17 217-26 63-7 131-8 182 29 48 35 108 65 167 61 73-5 142-6 216-10 56-4 120 9 167 55 48 47 113-8 171-6l76 5 16 2">
          <text:p/>
        </draw:path>
        <draw:path draw:style-name="gr9" draw:text-style-name="P6" draw:layer="layout" svg:width="4.13cm" svg:height="0.151cm" svg:x="3.473cm" svg:y="4.501cm" svg:viewBox="0 0 4131 152" svg:d="M0 0c55 51 116 103 190 125 62 19 132 12 196 0 61-11 123-26 184-43 69-19 136-51 206-65 92-18 171 35 256 59 70 20 138 11 206 17 69 7 141 6 211 5s132 18 201 27c63 8 106-25 169-27 55-2 110-29 168-27 87 4 178 0 266 0 77 0 156-11 233 5 67 14 138 47 206 33 61-12 108-70 174-76 64-5 127 2 190 16 71 16 135 0 206 33 56 26 118 44 179 59 68 17 142 10 212 6 67-4 125-50 195-60 54-7 110-17 163 0l54-5 55-55 11-16">
          <text:p/>
        </draw:path>
        <draw:frame draw:style-name="gr2" draw:text-style-name="P3" draw:layer="layout" svg:width="0.86cm" svg:height="0.556cm" svg:x="2.85cm" svg:y="4.3cm">
          <draw:text-box>
            <text:p><text:span text:style-name="T2">0</text:span></text:p>
          </draw:text-box>
        </draw:frame>
        <draw:frame draw:style-name="gr2" draw:text-style-name="P3" draw:layer="layout" svg:width="0.86cm" svg:height="0.556cm" svg:x="2.94cm" svg:y="7.15cm">
          <draw:text-box>
            <text:p><text:span text:style-name="T2">0</text:span></text:p>
          </draw:text-box>
        </draw:frame>
        <draw:line draw:style-name="gr7" draw:text-style-name="P6" draw:layer="layout" svg:x1="10.525cm" svg:y1="7.108cm" svg:x2="10.525cm" svg:y2="4.808cm">
          <text:p/>
        </draw:line>
        <draw:line draw:style-name="gr7" draw:text-style-name="P6" draw:layer="layout" svg:x1="10.35cm" svg:y1="6.087cm" svg:x2="15.016cm" svg:y2="6.087cm">
          <text:p/>
        </draw:line>
        <draw:frame draw:style-name="gr2" draw:text-style-name="P3" draw:layer="layout" svg:width="0.86cm" svg:height="0.556cm" svg:x="9.59cm" svg:y="4.758cm">
          <draw:text-box>
            <text:p><text:span text:style-name="T2">k</text:span></text:p>
          </draw:text-box>
        </draw:frame>
        <draw:path draw:style-name="gr9" draw:text-style-name="P6" draw:layer="layout" svg:width="4.13cm" svg:height="0.151cm" svg:x="10.473cm" svg:y="6.009cm" svg:viewBox="0 0 4131 152" svg:d="M0 0c55 51 116 103 190 125 62 19 132 12 196 0 61-11 123-26 184-43 69-19 136-51 206-65 92-18 171 35 256 59 70 20 138 11 206 17 69 7 141 6 211 5s132 18 201 27c63 8 106-25 169-27 55-2 110-29 168-27 87 4 178 0 266 0 77 0 156-11 233 5 67 14 138 47 206 33 61-12 108-70 174-76 64-5 127 2 190 16 71 16 135 0 206 33 56 26 118 44 179 59 68 17 142 10 212 6 67-4 125-50 195-60 54-7 110-17 163 0l54-5 55-55 11-16">
          <text:p/>
        </draw:path>
        <draw:frame draw:style-name="gr2" draw:text-style-name="P3" draw:layer="layout" svg:width="0.86cm" svg:height="0.556cm" svg:x="9.85cm" svg:y="5.808cm">
          <draw:text-box>
            <text:p><text:span text:style-name="T2">0</text:span></text:p>
          </draw:text-box>
        </draw:frame>
        <draw:line draw:style-name="gr7" draw:text-style-name="P6" draw:layer="layout" svg:x1="16.826cm" svg:y1="7.116cm" svg:x2="16.826cm" svg:y2="4.816cm">
          <text:p/>
        </draw:line>
        <draw:line draw:style-name="gr7" draw:text-style-name="P6" draw:layer="layout" svg:x1="16.651cm" svg:y1="6.895cm" svg:x2="21.317cm" svg:y2="6.895cm">
          <text:p/>
        </draw:line>
        <draw:frame draw:style-name="gr2" draw:text-style-name="P3" draw:layer="layout" svg:width="0.86cm" svg:height="0.556cm" svg:x="16.151cm" svg:y="6.616cm">
          <draw:text-box>
            <text:p><text:span text:style-name="T2">0</text:span></text:p>
          </draw:text-box>
        </draw:frame>
        <draw:frame draw:style-name="gr6" draw:text-style-name="P4" draw:layer="layout" svg:width="0.862cm" svg:height="1.08cm" svg:x="15.65cm" svg:y="4.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9" draw:text-style-name="P6" draw:layer="layout" svg:x1="16.6cm" svg:y1="5.4cm" svg:x2="18.85cm" svg:y2="7.05cm">
          <text:p/>
        </draw:line>
        <draw:line draw:style-name="gr9" draw:text-style-name="P6" draw:layer="layout" svg:x1="17.8cm" svg:y1="6.5cm" svg:x2="20.8cm" svg:y2="6.5cm">
          <text:p/>
        </draw:line>
        <draw:line draw:style-name="gr7" draw:text-style-name="P6" draw:layer="layout" svg:x1="3.526cm" svg:y1="11.208cm" svg:x2="3.526cm" svg:y2="8.908cm">
          <text:p/>
        </draw:line>
        <draw:line draw:style-name="gr7" draw:text-style-name="P6" draw:layer="layout" svg:x1="3.351cm" svg:y1="10.187cm" svg:x2="8.017cm" svg:y2="10.187cm">
          <text:p/>
        </draw:line>
        <draw:frame draw:style-name="gr2" draw:text-style-name="P3" draw:layer="layout" svg:width="0.86cm" svg:height="0.556cm" svg:x="7.801cm" svg:y="10.352cm">
          <draw:text-box>
            <text:p><text:span text:style-name="T2">t</text:span></text:p>
          </draw:text-box>
        </draw:frame>
        <draw:frame draw:style-name="gr2" draw:text-style-name="P3" draw:layer="layout" svg:width="0.86cm" svg:height="0.556cm" svg:x="2.391cm" svg:y="8.858cm">
          <draw:text-box>
            <text:p><text:span text:style-name="T2">Ui</text:span></text:p>
          </draw:text-box>
        </draw:frame>
        <draw:line draw:style-name="gr7" draw:text-style-name="P6" draw:layer="layout" svg:x1="3.526cm" svg:y1="14.116cm" svg:x2="3.526cm" svg:y2="11.816cm">
          <text:p/>
        </draw:line>
        <draw:line draw:style-name="gr7" draw:text-style-name="P6" draw:layer="layout" svg:x1="3.351cm" svg:y1="13.095cm" svg:x2="8.017cm" svg:y2="13.095cm">
          <text:p/>
        </draw:line>
        <draw:frame draw:style-name="gr2" draw:text-style-name="P3" draw:layer="layout" svg:width="0.86cm" svg:height="0.556cm" svg:x="7.801cm" svg:y="13.26cm">
          <draw:text-box>
            <text:p><text:span text:style-name="T2">t</text:span></text:p>
          </draw:text-box>
        </draw:frame>
        <draw:frame draw:style-name="gr5" draw:text-style-name="P3" draw:layer="layout" svg:width="0.938cm" svg:height="0.556cm" svg:x="2.351cm" svg:y="11.658cm">
          <draw:text-box>
            <text:p><text:span text:style-name="T2">Uref</text:span></text:p>
          </draw:text-box>
        </draw:frame>
        <draw:path draw:style-name="gr8" draw:text-style-name="P6" draw:layer="layout" svg:width="4.078cm" svg:height="0.554cm" draw:transform="rotate (0.130899693899575) translate (3.45797291479498cm 12.3397942674426cm)" svg:viewBox="0 0 4079 555" svg:d="M0 0c67-3 127 34 191 42 59 7 111 36 162 65 55 32 122 39 185 52 61 12 111-45 168-33 67 15 129-51 182-4 55 50 117 49 173 90 65 46 129-16 192-36 57-18 114-9 171-11 58-1 115 26 169 50 59 26 126 28 191 36 61 8 123-15 183-14 58 1 114 30 167 66 57 39 136 16 205 16 59 1 117 16 176 35 60 19 124 27 187 35 56 7 105 45 165 38 71-8 144-17 217-26 63-7 131-8 182 29 48 35 108 65 167 61 73-5 142-6 216-10 56-4 120 9 167 55 48 47 113-8 171-6l76 5 16 2">
          <text:p/>
        </draw:path>
        <draw:path draw:style-name="gr9" draw:text-style-name="P6" draw:layer="layout" svg:width="4.13cm" svg:height="0.151cm" svg:x="3.474cm" svg:y="9.309cm" svg:viewBox="0 0 4131 152" svg:d="M0 0c55 51 116 103 190 125 62 19 132 12 196 0 61-11 123-26 184-43 69-19 136-51 206-65 92-18 171 35 256 59 70 20 138 11 206 17 69 7 141 6 211 5s132 18 201 27c63 8 106-25 169-27 55-2 110-29 168-27 87 4 178 0 266 0 77 0 156-11 233 5 67 14 138 47 206 33 61-12 108-70 174-76 64-5 127 2 190 16 71 16 135 0 206 33 56 26 118 44 179 59 68 17 142 10 212 6 67-4 125-50 195-60 54-7 110-17 163 0l54-5 55-55 11-16">
          <text:p/>
        </draw:path>
        <draw:frame draw:style-name="gr2" draw:text-style-name="P3" draw:layer="layout" svg:width="0.86cm" svg:height="0.556cm" svg:x="2.851cm" svg:y="9.908cm">
          <draw:text-box>
            <text:p><text:span text:style-name="T2">0</text:span></text:p>
          </draw:text-box>
        </draw:frame>
        <draw:frame draw:style-name="gr2" draw:text-style-name="P3" draw:layer="layout" svg:width="0.86cm" svg:height="0.556cm" svg:x="2.941cm" svg:y="12.758cm">
          <draw:text-box>
            <text:p><text:span text:style-name="T2">0</text:span></text:p>
          </draw:text-box>
        </draw:frame>
        <draw:line draw:style-name="gr7" draw:text-style-name="P6" draw:layer="layout" svg:x1="10.526cm" svg:y1="12.516cm" svg:x2="10.526cm" svg:y2="10.216cm">
          <text:p/>
        </draw:line>
        <draw:line draw:style-name="gr7" draw:text-style-name="P6" draw:layer="layout" svg:x1="10.351cm" svg:y1="11.495cm" svg:x2="15.017cm" svg:y2="11.495cm">
          <text:p/>
        </draw:line>
        <draw:frame draw:style-name="gr2" draw:text-style-name="P3" draw:layer="layout" svg:width="0.86cm" svg:height="0.556cm" svg:x="9.591cm" svg:y="10.166cm">
          <draw:text-box>
            <text:p><text:span text:style-name="T2">k</text:span></text:p>
          </draw:text-box>
        </draw:frame>
        <draw:frame draw:style-name="gr2" draw:text-style-name="P3" draw:layer="layout" svg:width="0.86cm" svg:height="0.556cm" svg:x="9.851cm" svg:y="11.216cm">
          <draw:text-box>
            <text:p><text:span text:style-name="T2">0</text:span></text:p>
          </draw:text-box>
        </draw:frame>
        <draw:line draw:style-name="gr7" draw:text-style-name="P6" draw:layer="layout" svg:x1="16.827cm" svg:y1="12.524cm" svg:x2="16.827cm" svg:y2="10.224cm">
          <text:p/>
        </draw:line>
        <draw:line draw:style-name="gr7" draw:text-style-name="P6" draw:layer="layout" svg:x1="16.652cm" svg:y1="12.303cm" svg:x2="21.318cm" svg:y2="12.303cm">
          <text:p/>
        </draw:line>
        <draw:frame draw:style-name="gr2" draw:text-style-name="P3" draw:layer="layout" svg:width="0.86cm" svg:height="0.556cm" svg:x="16.152cm" svg:y="12.024cm">
          <draw:text-box>
            <text:p><text:span text:style-name="T2">0</text:span></text:p>
          </draw:text-box>
        </draw:frame>
        <draw:frame draw:style-name="gr6" draw:text-style-name="P4" draw:layer="layout" svg:width="0.862cm" svg:height="1.08cm" svg:x="15.651cm" svg:y="9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9" draw:text-style-name="P6" draw:layer="layout" svg:x1="16.601cm" svg:y1="10.808cm" svg:x2="18.851cm" svg:y2="12.458cm">
          <text:p/>
        </draw:line>
        <draw:line draw:style-name="gr9" draw:text-style-name="P6" draw:layer="layout" svg:x1="17.801cm" svg:y1="11.908cm" svg:x2="20.801cm" svg:y2="11.908cm">
          <text:p/>
        </draw:line>
        <draw:line draw:style-name="gr8" draw:text-style-name="P6" draw:layer="layout" svg:x1="16.601cm" svg:y1="10.734cm" svg:x2="18.851cm" svg:y2="12.384cm">
          <text:p/>
        </draw:line>
        <draw:line draw:style-name="gr8" draw:text-style-name="P6" draw:layer="layout" svg:x1="17.801cm" svg:y1="11.834cm" svg:x2="20.801cm" svg:y2="11.834cm">
          <text:p/>
        </draw:line>
        <draw:line draw:style-name="gr10" draw:text-style-name="P6" draw:layer="layout" svg:x1="16.701cm" svg:y1="10.534cm" svg:x2="18.951cm" svg:y2="12.184cm">
          <text:p/>
        </draw:line>
        <draw:line draw:style-name="gr10" draw:text-style-name="P6" draw:layer="layout" svg:x1="17.901cm" svg:y1="11.634cm" svg:x2="20.901cm" svg:y2="11.634cm">
          <text:p/>
        </draw:line>
        <draw:line draw:style-name="gr11" draw:text-style-name="P6" draw:layer="layout" svg:x1="9.075cm" svg:y1="18.75cm" svg:x2="9.075cm" svg:y2="3.55cm">
          <text:p/>
        </draw:line>
        <draw:path draw:style-name="gr10" draw:text-style-name="P6" draw:layer="layout" svg:width="4.078cm" svg:height="0.554cm" draw:transform="rotate (0.130899693899575) translate (10.485972914795cm 10.7627942674426cm)" svg:viewBox="0 0 4079 555" svg:d="M0 0c67-3 127 34 191 42 59 7 111 36 162 65 55 32 122 39 185 52 61 12 111-45 168-33 67 15 129-51 182-4 55 50 117 49 173 90 65 46 129-16 192-36 57-18 114-9 171-11 58-1 115 26 169 50 59 26 126 28 191 36 61 8 123-15 183-14 58 1 114 30 167 66 57 39 136 16 205 16 59 1 117 16 176 35 60 19 124 27 187 35 56 7 105 45 165 38 71-8 144-17 217-26 63-7 131-8 182 29 48 35 108 65 167 61 73-5 142-6 216-10 56-4 120 9 167 55 48 47 113-8 171-6l76 5 16 2">
          <text:p/>
        </draw:path>
        <draw:g draw:style-name="gr12">
          <draw:line draw:style-name="gr11" draw:text-style-name="P6" draw:layer="layout" svg:x1="1.9cm" svg:y1="8.7cm" svg:x2="28.15cm" svg:y2="8.7cm">
            <text:p/>
          </draw:line>
          <draw:line draw:style-name="gr11" draw:text-style-name="P6" draw:layer="layout" svg:x1="1.9cm" svg:y1="14.3cm" svg:x2="28.15cm" svg:y2="14.3cm">
            <text:p/>
          </draw:line>
        </draw:g>
        <draw:line draw:style-name="gr7" draw:text-style-name="P6" draw:layer="layout" svg:x1="3.527cm" svg:y1="16.716cm" svg:x2="3.527cm" svg:y2="14.416cm">
          <text:p/>
        </draw:line>
        <draw:line draw:style-name="gr7" draw:text-style-name="P6" draw:layer="layout" svg:x1="3.352cm" svg:y1="15.695cm" svg:x2="8.018cm" svg:y2="15.695cm">
          <text:p/>
        </draw:line>
        <draw:frame draw:style-name="gr2" draw:text-style-name="P3" draw:layer="layout" svg:width="0.86cm" svg:height="0.556cm" svg:x="7.802cm" svg:y="15.86cm">
          <draw:text-box>
            <text:p><text:span text:style-name="T2">t</text:span></text:p>
          </draw:text-box>
        </draw:frame>
        <draw:line draw:style-name="gr7" draw:text-style-name="P6" draw:layer="layout" svg:x1="3.527cm" svg:y1="19.624cm" svg:x2="3.527cm" svg:y2="17.324cm">
          <text:p/>
        </draw:line>
        <draw:line draw:style-name="gr7" draw:text-style-name="P6" draw:layer="layout" svg:x1="3.352cm" svg:y1="18.603cm" svg:x2="8.018cm" svg:y2="18.603cm">
          <text:p/>
        </draw:line>
        <draw:frame draw:style-name="gr2" draw:text-style-name="P3" draw:layer="layout" svg:width="0.86cm" svg:height="0.556cm" svg:x="7.802cm" svg:y="18.768cm">
          <draw:text-box>
            <text:p><text:span text:style-name="T2">t</text:span></text:p>
          </draw:text-box>
        </draw:frame>
        <draw:frame draw:style-name="gr5" draw:text-style-name="P3" draw:layer="layout" svg:width="0.938cm" svg:height="0.556cm" svg:x="2.352cm" svg:y="17.166cm">
          <draw:text-box>
            <text:p><text:span text:style-name="T2">Uref</text:span></text:p>
          </draw:text-box>
        </draw:frame>
        <draw:path draw:style-name="gr8" draw:text-style-name="P6" draw:layer="layout" svg:width="4.078cm" svg:height="0.554cm" draw:transform="rotate (0.130899693899575) translate (3.45897291479498cm 17.8477942674426cm)" svg:viewBox="0 0 4079 555" svg:d="M0 0c67-3 127 34 191 42 59 7 111 36 162 65 55 32 122 39 185 52 61 12 111-45 168-33 67 15 129-51 182-4 55 50 117 49 173 90 65 46 129-16 192-36 57-18 114-9 171-11 58-1 115 26 169 50 59 26 126 28 191 36 61 8 123-15 183-14 58 1 114 30 167 66 57 39 136 16 205 16 59 1 117 16 176 35 60 19 124 27 187 35 56 7 105 45 165 38 71-8 144-17 217-26 63-7 131-8 182 29 48 35 108 65 167 61 73-5 142-6 216-10 56-4 120 9 167 55 48 47 113-8 171-6l76 5 16 2">
          <text:p/>
        </draw:path>
        <draw:frame draw:style-name="gr2" draw:text-style-name="P3" draw:layer="layout" svg:width="0.86cm" svg:height="0.556cm" svg:x="2.852cm" svg:y="15.416cm">
          <draw:text-box>
            <text:p><text:span text:style-name="T2">0</text:span></text:p>
          </draw:text-box>
        </draw:frame>
        <draw:frame draw:style-name="gr2" draw:text-style-name="P3" draw:layer="layout" svg:width="0.86cm" svg:height="0.556cm" svg:x="2.942cm" svg:y="18.266cm">
          <draw:text-box>
            <text:p><text:span text:style-name="T2">0</text:span></text:p>
          </draw:text-box>
        </draw:frame>
        <draw:line draw:style-name="gr7" draw:text-style-name="P6" draw:layer="layout" svg:x1="10.527cm" svg:y1="18.024cm" svg:x2="10.527cm" svg:y2="15.724cm">
          <text:p/>
        </draw:line>
        <draw:line draw:style-name="gr7" draw:text-style-name="P6" draw:layer="layout" svg:x1="10.352cm" svg:y1="17.003cm" svg:x2="15.018cm" svg:y2="17.003cm">
          <text:p/>
        </draw:line>
        <draw:frame draw:style-name="gr2" draw:text-style-name="P3" draw:layer="layout" svg:width="0.86cm" svg:height="0.556cm" svg:x="9.592cm" svg:y="15.674cm">
          <draw:text-box>
            <text:p><text:span text:style-name="T2">k</text:span></text:p>
          </draw:text-box>
        </draw:frame>
        <draw:frame draw:style-name="gr2" draw:text-style-name="P3" draw:layer="layout" svg:width="0.86cm" svg:height="0.556cm" svg:x="9.852cm" svg:y="16.724cm">
          <draw:text-box>
            <text:p><text:span text:style-name="T2">0</text:span></text:p>
          </draw:text-box>
        </draw:frame>
        <draw:line draw:style-name="gr7" draw:text-style-name="P6" draw:layer="layout" svg:x1="16.828cm" svg:y1="18.032cm" svg:x2="16.828cm" svg:y2="15.732cm">
          <text:p/>
        </draw:line>
        <draw:line draw:style-name="gr7" draw:text-style-name="P6" draw:layer="layout" svg:x1="16.653cm" svg:y1="17.811cm" svg:x2="21.319cm" svg:y2="17.811cm">
          <text:p/>
        </draw:line>
        <draw:frame draw:style-name="gr2" draw:text-style-name="P3" draw:layer="layout" svg:width="0.86cm" svg:height="0.556cm" svg:x="16.153cm" svg:y="17.532cm">
          <draw:text-box>
            <text:p><text:span text:style-name="T2">0</text:span></text:p>
          </draw:text-box>
        </draw:frame>
        <draw:frame draw:style-name="gr6" draw:text-style-name="P4" draw:layer="layout" svg:width="0.862cm" svg:height="1.08cm" svg:x="15.652cm" svg:y="15.3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8" draw:text-style-name="P6" draw:layer="layout" svg:x1="16.602cm" svg:y1="16.242cm" svg:x2="18.852cm" svg:y2="17.892cm">
          <text:p/>
        </draw:line>
        <draw:line draw:style-name="gr8" draw:text-style-name="P6" draw:layer="layout" svg:x1="17.802cm" svg:y1="17.342cm" svg:x2="20.802cm" svg:y2="17.342cm">
          <text:p/>
        </draw:line>
        <draw:line draw:style-name="gr9" draw:text-style-name="P6" draw:layer="layout" svg:x1="3.45cm" svg:y1="14.85cm" svg:x2="7.6cm" svg:y2="14.85cm">
          <text:p/>
        </draw:line>
        <draw:path draw:style-name="gr8" draw:text-style-name="P6" draw:layer="layout" svg:width="4.078cm" svg:height="0.554cm" draw:transform="rotate (0.130899693899575) translate (10.499972914795cm 16.1127942674426cm)" svg:viewBox="0 0 4079 555" svg:d="M0 0c67-3 127 34 191 42 59 7 111 36 162 65 55 32 122 39 185 52 61 12 111-45 168-33 67 15 129-51 182-4 55 50 117 49 173 90 65 46 129-16 192-36 57-18 114-9 171-11 58-1 115 26 169 50 59 26 126 28 191 36 61 8 123-15 183-14 58 1 114 30 167 66 57 39 136 16 205 16 59 1 117 16 176 35 60 19 124 27 187 35 56 7 105 45 165 38 71-8 144-17 217-26 63-7 131-8 182 29 48 35 108 65 167 61 73-5 142-6 216-10 56-4 120 9 167 55 48 47 113-8 171-6l76 5 16 2">
          <text:p/>
        </draw:path>
        <draw:frame draw:style-name="gr13" draw:text-style-name="P3" draw:layer="layout" svg:width="6.136cm" svg:height="1.666cm" svg:x="21.859cm" svg:y="4.25cm">
          <draw:text-box>
            <text:list text:style-name="L2">
              <text:list-item>
                <text:p><text:span text:style-name="T2">common measurement</text:span></text:p>
              </text:list-item>
              <text:list-item>
                <text:p><text:span text:style-name="T2">short circuit at the input</text:span></text:p>
              </text:list-item>
              <text:list-item>
                <text:p><text:span text:style-name="T2">simple, low noise</text:span></text:p>
              </text:list-item>
            </text:list>
          </draw:text-box>
        </draw:frame>
        <draw:frame draw:style-name="gr14" draw:text-style-name="P3" draw:layer="layout" svg:width="5.751cm" svg:height="1.666cm" svg:x="21.859cm" svg:y="9.684cm">
          <draw:text-box>
            <text:list text:style-name="L2">
              <text:list-item>
                <text:p text:style-name="P7"><text:span text:style-name="T2">common measurement</text:span></text:p>
              </text:list-item>
              <text:list-item>
                <text:p><text:span text:style-name="T2">the source of the noise </text:span><text:span text:style-name="T2"><text:line-break/></text:span><text:span text:style-name="T2">cannot be determined</text:span></text:p>
              </text:list-item>
            </text:list>
          </draw:text-box>
        </draw:frame>
        <draw:frame draw:style-name="gr15" draw:text-style-name="P3" draw:layer="layout" svg:width="7.154cm" svg:height="1.116cm" svg:x="21.859cm" svg:y="14.984cm">
          <draw:text-box>
            <text:list text:style-name="L2">
              <text:list-item>
                <text:p><text:span text:style-name="T2">extreme</text:span></text:p>
              </text:list-item>
              <text:list-item>
                <text:p><text:span text:style-name="T2">dominant noise source is Uref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/>
      <draw:layer draw:name="Zeichnung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4.3$Windows_X86_64 LibreOffice_project/33e196637044ead23f5c3226cde09b47731f7e27</meta:generator>
    <meta:creation-date>2002-06-15T11:26:19</meta:creation-date>
    <dc:date>2025-06-19T12:05:04.732222800</dc:date>
    <meta:print-date>2007-12-02T23:38:11</meta:print-date>
    <meta:editing-cycles>365</meta:editing-cycles>
    <meta:editing-duration>P13DT14H59M34S</meta:editing-duration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Messwert</mi>
      <mi mathvariant="normal">:</mi>
      <mrow>
        <mi>k</mi>
        <mo stretchy="false">=</mo>
        <mfrac>
          <mi mathvariant="italic">Ui</mi>
          <mi mathvariant="italic">Uref</mi>
        </mfrac>
      </mrow>
    </mrow>
    <annotation encoding="StarMath 5.0">Messwert: k = {Ui} over {Uref}</annotation>
  </semantics>
</math>
</file>

<file path=Object 2/content.xml><?xml version="1.0" encoding="utf-8"?>
<math xmlns="http://www.w3.org/1998/Math/MathML" display="block">
  <semantics>
    <mfrac>
      <mi>V</mi>
      <mroot>
        <mi mathvariant="italic">Hz</mi>
        <mrow/>
      </mroot>
    </mfrac>
    <annotation encoding="StarMath 5.0">V over nroot{}{Hz}</annotation>
  </semantics>
</math>
</file>

<file path=Object 3/content.xml><?xml version="1.0" encoding="utf-8"?>
<math xmlns="http://www.w3.org/1998/Math/MathML" display="block">
  <semantics>
    <mfrac>
      <mi>V</mi>
      <mroot>
        <mi mathvariant="italic">Hz</mi>
        <mrow/>
      </mroot>
    </mfrac>
    <annotation encoding="StarMath 5.0">V over nroot{}{Hz}</annotation>
  </semantics>
</math>
</file>

<file path=Object 4/content.xml><?xml version="1.0" encoding="utf-8"?>
<math xmlns="http://www.w3.org/1998/Math/MathML" display="block">
  <semantics>
    <mfrac>
      <mi>V</mi>
      <mroot>
        <mi mathvariant="italic">Hz</mi>
        <mrow/>
      </mroot>
    </mfrac>
    <annotation encoding="StarMath 5.0">V over nroot{}{Hz}</annotation>
  </semantics>
</math>
</file>